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1-title">
      <style:graphic-properties fo:min-height="2.413cm"/>
    </style:style>
    <style:style style:name="pr10" style:family="presentation" style:parent-style-name="midnightblue1-outline1">
      <style:graphic-properties draw:stroke="none" draw:fill="none" fo:min-height="5.25cm"/>
    </style:style>
    <style:style style:name="pr11" style:family="presentation" style:parent-style-name="midnightblue1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0.96cm"/>
    </style:style>
    <style:style style:name="ro3" style:family="table-row">
      <style:table-row-properties style:row-height="0.96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bout database tuning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.g</text:p>
            <text:p/>
            <text:p>2018/5/2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y Profile</text:p>
          </draw:text-box>
        </draw:frame>
        <draw:frame presentation:style-name="pr5" draw:layer="layout" svg:width="26cm" svg:height="14cm" svg:x="1cm" svg:y="5.5cm" presentation:class="outline">
          <draw:text-box>
            <text:p>Now Prin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t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xtForm Label 1</text:p>
                <text:list>
                  <text:list-item>
                    <text:p>Text 01</text:p>
                    <text:list>
                      <text:list-item>
                        <text:p>Text 02</text:p>
                      </text:list-item>
                    </text:list>
                  </text:list-item>
                  <text:list-item>
                    <text:p>Text 0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standard" draw:layer="layout" svg:width="25.198cm" svg:height="9.823cm" svg:x="1.401cm" svg:y="4.91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lu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sttest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テストです！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テスト用!</text:p>
                <text:list>
                  <text:list-item>
                    <text:p>テストです!</text:p>
                  </text:list-item>
                  <text:list-item>
                    <text:p>マイテスト</text:p>
                  </text:list-item>
                </text:list>
              </text:list-item>
              <text:list-item>
                <text:p>あいうおえ</text:p>
              </text:list-item>
              <text:list-item>
                <text:p>かくきけ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1" presentation:presentation-page-layout-name="AL2T1">
        <office:forms form:automatic-focus="false" form:apply-design-mode="false"/>
        <draw:frame presentation:style-name="pr9" draw:layer="layout" svg:width="26cm" svg:height="2.663cm" svg:x="1cm" svg:y="10.5cm" presentation:class="title" presentation:placeholder="true">
          <draw:text-box/>
        </draw:frame>
        <draw:frame presentation:style-name="pr10" draw:text-style-name="P3" draw:layer="layout" svg:width="26cm" svg:height="5.5cm" svg:x="1cm" svg:y="14.5cm" presentation:class="outline" presentation:user-transformed="true">
          <draw:text-box>
            <text:list text:style-name="L3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番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4:18.224680442</meta:creation-date>
    <meta:editing-duration>PT7M27S</meta:editing-duration>
    <meta:editing-cycles>9</meta:editing-cycles>
    <meta:generator>LibreOffice/5.1.6.2$Linux_X86_64 LibreOffice_project/10m0$Build-2</meta:generator>
    <dc:date>2018-05-21T11:43:31.035461735</dc:date>
    <meta:document-statistic meta:object-count="77"/>
    <meta:template xlink:type="simple" xlink:actuate="onRequest" xlink:title="" xlink:href="../../../../../../usr/lib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